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51cm" fo:margin-left="0cm" fo:margin-right="0cm" table:align="margins"/>
    </style:style>
    <style:style style:name="Table1.A" style:family="table-column">
      <style:table-column-properties style:column-width="1.969cm" style:rel-column-width="7814*"/>
    </style:style>
    <style:style style:name="Table1.C" style:family="table-column">
      <style:table-column-properties style:column-width="6.283cm" style:rel-column-width="24942*"/>
    </style:style>
    <style:style style:name="Table1.D" style:family="table-column">
      <style:table-column-properties style:column-width="6.29cm" style:rel-column-width="24965*"/>
    </style:style>
    <style:style style:name="Table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1.A2" style:family="table-cell" style:data-style-name="N37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2" style:family="table">
      <style:table-properties style:width="16.51cm" fo:margin-left="0cm" fo:margin-right="0cm" table:align="margins"/>
    </style:style>
    <style:style style:name="Table2.A" style:family="table-column">
      <style:table-column-properties style:column-width="1.969cm" style:rel-column-width="7814*"/>
    </style:style>
    <style:style style:name="Table2.C" style:family="table-column">
      <style:table-column-properties style:column-width="6.295cm" style:rel-column-width="24991*"/>
    </style:style>
    <style:style style:name="Table2.D" style:family="table-column">
      <style:table-column-properties style:column-width="6.278cm" style:rel-column-width="24916*"/>
    </style:style>
    <style:style style:name="Table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2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2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3" style:family="table">
      <style:table-properties style:width="16.51cm" fo:margin-left="0cm" fo:margin-right="0cm" table:align="margins"/>
    </style:style>
    <style:style style:name="Table3.A" style:family="table-column">
      <style:table-column-properties style:column-width="1.969cm" style:rel-column-width="7814*"/>
    </style:style>
    <style:style style:name="Table3.C" style:family="table-column">
      <style:table-column-properties style:column-width="6.295cm" style:rel-column-width="24991*"/>
    </style:style>
    <style:style style:name="Table3.D" style:family="table-column">
      <style:table-column-properties style:column-width="6.278cm" style:rel-column-width="24916*"/>
    </style:style>
    <style:style style:name="Table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3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3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1" style:family="table">
      <style:table-properties style:width="16.51cm" table:align="margins"/>
    </style:style>
    <style:style style:name="Tabela1.A" style:family="table-column">
      <style:table-column-properties style:column-width="4.002cm" style:rel-column-width="15888*"/>
    </style:style>
    <style:style style:name="Tabela1.B" style:family="table-column">
      <style:table-column-properties style:column-width="12.508cm" style:rel-column-width="4964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8" style:family="table-row">
      <style:table-row-properties style:keep-together="true" fo:keep-together="auto"/>
    </style:style>
    <style:style style:name="Tabela1.B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1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51cm" fo:break-before="page" table:align="margins"/>
    </style:style>
    <style:style style:name="Tabela2.A" style:family="table-column">
      <style:table-column-properties style:column-width="4.002cm" style:rel-column-width="15888*"/>
    </style:style>
    <style:style style:name="Tabela2.B" style:family="table-column">
      <style:table-column-properties style:column-width="12.508cm" style:rel-column-width="4964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8" style:family="table-row">
      <style:table-row-properties style:keep-together="true" fo:keep-together="auto"/>
    </style:style>
    <style:style style:name="Tabela2.B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2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51cm" fo:break-before="page" table:align="margins"/>
    </style:style>
    <style:style style:name="Tabela3.A" style:family="table-column">
      <style:table-column-properties style:column-width="4.002cm" style:rel-column-width="15888*"/>
    </style:style>
    <style:style style:name="Tabela3.B" style:family="table-column">
      <style:table-column-properties style:column-width="12.508cm" style:rel-column-width="4964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8" style:family="table-row">
      <style:table-row-properties style:keep-together="true" fo:keep-together="auto"/>
    </style:style>
    <style:style style:name="Tabela3.B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3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51cm" table:align="margins"/>
    </style:style>
    <style:style style:name="Tabela4.A" style:family="table-column">
      <style:table-column-properties style:column-width="4.002cm" style:rel-column-width="15888*"/>
    </style:style>
    <style:style style:name="Tabela4.B" style:family="table-column">
      <style:table-column-properties style:column-width="12.508cm" style:rel-column-width="4964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8" style:family="table-row">
      <style:table-row-properties style:keep-together="true" fo:keep-together="auto"/>
    </style:style>
    <style:style style:name="Tabela4.B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4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51cm" fo:break-before="page" table:align="margins"/>
    </style:style>
    <style:style style:name="Tabela5.A" style:family="table-column">
      <style:table-column-properties style:column-width="4.002cm" style:rel-column-width="15888*"/>
    </style:style>
    <style:style style:name="Tabela5.B" style:family="table-column">
      <style:table-column-properties style:column-width="12.508cm" style:rel-column-width="49647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8" style:family="table-row">
      <style:table-row-properties style:keep-together="true" fo:keep-together="auto"/>
    </style:style>
    <style:style style:name="Tabela5.B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5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51cm" fo:break-before="page" table:align="margins"/>
    </style:style>
    <style:style style:name="Tabela6.A" style:family="table-column">
      <style:table-column-properties style:column-width="4.002cm" style:rel-column-width="15888*"/>
    </style:style>
    <style:style style:name="Tabela6.B" style:family="table-column">
      <style:table-column-properties style:column-width="12.508cm" style:rel-column-width="49647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8" style:family="table-row">
      <style:table-row-properties style:keep-together="true" fo:keep-together="auto"/>
    </style:style>
    <style:style style:name="Tabela6.B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6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51cm" table:align="margins"/>
    </style:style>
    <style:style style:name="Tabela7.A" style:family="table-column">
      <style:table-column-properties style:column-width="4.002cm" style:rel-column-width="15888*"/>
    </style:style>
    <style:style style:name="Tabela7.B" style:family="table-column">
      <style:table-column-properties style:column-width="12.508cm" style:rel-column-width="49647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8" style:family="table-row">
      <style:table-row-properties style:keep-together="true" fo:keep-together="auto"/>
    </style:style>
    <style:style style:name="Tabela7.B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7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51cm" fo:break-before="page" table:align="margins"/>
    </style:style>
    <style:style style:name="Tabela8.A" style:family="table-column">
      <style:table-column-properties style:column-width="4.002cm" style:rel-column-width="15888*"/>
    </style:style>
    <style:style style:name="Tabela8.B" style:family="table-column">
      <style:table-column-properties style:column-width="12.508cm" style:rel-column-width="49647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8" style:family="table-row">
      <style:table-row-properties style:keep-together="true" fo:keep-together="auto"/>
    </style:style>
    <style:style style:name="Tabela8.B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8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51cm" fo:break-before="page" table:align="margins"/>
    </style:style>
    <style:style style:name="Tabela9.A" style:family="table-column">
      <style:table-column-properties style:column-width="4.002cm" style:rel-column-width="15888*"/>
    </style:style>
    <style:style style:name="Tabela9.B" style:family="table-column">
      <style:table-column-properties style:column-width="12.508cm" style:rel-column-width="49647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8" style:family="table-row">
      <style:table-row-properties style:keep-together="true" fo:keep-together="auto"/>
    </style:style>
    <style:style style:name="Tabela9.B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9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6.457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16.508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6.508cm" style:type="right"/>
        </style:tab-stops>
      </style:paragraph-properties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-asian="Times New Roman1" style:font-name-complex="Times New Roman1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ff0000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font-name="Arial"/>
    </style:style>
    <style:style style:name="P14" style:family="paragraph" style:parent-style-name="Standard">
      <style:paragraph-properties fo:margin-left="0cm" fo:margin-right="-0.026cm" fo:text-indent="0cm" style:auto-text-indent="false" fo:break-before="page">
        <style:tab-stops>
          <style:tab-stop style:position="8.202cm" style:type="center"/>
          <style:tab-stop style:position="16.484cm" style:type="right"/>
        </style:tab-stops>
      </style:paragraph-properties>
    </style:style>
    <style:style style:name="P15" style:family="paragraph" style:parent-style-name="Title">
      <style:paragraph-properties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itle">
      <style:paragraph-properties>
        <style:tab-stops/>
      </style:paragraph-properties>
    </style:style>
    <style:style style:name="P17" style:family="paragraph" style:parent-style-name="Title">
      <style:paragraph-properties fo:text-align="center" style:justify-single-word="false"/>
      <style:text-properties style:font-name="Arial"/>
    </style:style>
    <style:style style:name="P18" style:family="paragraph" style:parent-style-name="Title">
      <style:paragraph-properties fo:text-align="center" style:justify-single-word="false"/>
      <style:text-properties style:font-name="Arial" fo:font-size="14pt" style:font-size-asian="14pt"/>
    </style:style>
    <style:style style:name="P19" style:family="paragraph" style:parent-style-name="Standard">
      <style:paragraph-properties fo:margin-top="0cm" fo:margin-bottom="0.499cm" fo:text-align="center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-asian="Times New Roman1" style:font-name-complex="Times New Roman1"/>
    </style:style>
    <style:style style:name="P2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ff0000"/>
    </style:style>
    <style:style style:name="P24" style:family="paragraph" style:parent-style-name="Standard">
      <style:text-properties style:text-underline-style="solid" style:text-underline-width="auto" style:text-underline-color="font-color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paragraph-properties fo:margin-left="0cm" fo:margin-right="0cm" fo:text-indent="0cm" style:auto-text-indent="false" fo:break-before="page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ext_20_body">
      <style:paragraph-properties fo:margin-left="0cm" fo:margin-right="0cm" fo:text-indent="0cm" style:auto-text-indent="false" fo:break-before="page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 style:parent-style-name="Project" style:master-page-name="Convert_20_1">
      <style:paragraph-properties fo:text-align="center" style:justify-single-word="false" style:page-number="auto"/>
      <style:text-properties style:font-name="Arial"/>
    </style:style>
    <style:style style:name="T1" style:family="text">
      <style:text-properties style:font-name="Symbol"/>
    </style:style>
    <style:style style:name="T2" style:family="text">
      <style:text-properties style:font-name="Times"/>
    </style:style>
    <style:style style:name="T3" style:family="text">
      <style:text-properties fo:font-size="14pt" style:font-size-asian="14pt"/>
    </style:style>
    <style:style style:name="T4" style:family="text">
      <style:text-properties style:font-name-asian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style:font-name-complex="Times New Roman1"/>
    </style:style>
    <style:style style:name="T7" style:family="text"/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5/12/2009" text:name="DocDate"/>
        <text:user-field-decl office:value-type="string" office:string-value="1.0" text:name="DocVersion"/>
        <text:user-field-decl office:value-type="string" office:string-value="Sistema para Federação Piauiense de Judô" text:name="System"/>
        <text:user-field-decl office:value-type="string" office:string-value="Federação Piauiense de Judô" text:name="Client"/>
        <text:user-field-decl office:value-type="string" office:string-value="Aécio Santos e Wandreson Araújo" text:name="Company"/>
      </text:user-field-decls>
      <text:p text:style-name="P30"><text:user-field-get text:name="System">Sistema para Federação Piauiense de Judô</text:user-field-get></text:p>
      <text:p text:style-name="P17">Formulário de Casos de Uso</text:p>
      <text:p text:style-name="P18"/>
      <text:p text:style-name="P17"><text:span text:style-name="T3">Preparado por </text:span><text:span text:style-name="T3"><text:user-field-get text:name="Company">Aécio Santos e Wandreson Araújo</text:user-field-get></text:span></text:p>
      <text:p text:style-name="P12"/>
      <text:p text:style-name="P17"><text:span text:style-name="T3">Preparado para </text:span><text:span text:style-name="T3"><text:user-field-get text:name="Client">Federação Piauiense de Judô</text:user-field-get></text:span></text:p>
      <text:p text:style-name="P12"/>
      <text:p text:style-name="P18">Versão <text:user-field-get text:name="DocVersion">1.0</text:user-field-get></text:p>
      <text:p text:style-name="P18">Data: <text:user-field-get text:name="DocDate">05/12/2009</text:user-field-get></text:p>
      <text:p text:style-name="P18"/>
      <text:p text:style-name="P13"/>
      <text:p text:style-name="TemplateText"/>
      <text:p text:style-name="P16">Histórico de Revisõ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Data</text:p>
          </table:table-cell>
          <table:table-cell table:style-name="Table1.A1" office:value-type="string">
            <text:p text:style-name="Table_20_Heading">Versão</text:p>
          </table:table-cell>
          <table:table-cell table:style-name="Table1.A1" office:value-type="string">
            <text:p text:style-name="Table_20_Heading">Autor</text:p>
          </table:table-cell>
          <table:table-cell table:style-name="Table1.D1" office:value-type="string">
            <text:p text:style-name="Table_20_Heading">Descrição</text:p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6"/>
      <text:p text:style-name="P16">Revisões do Documento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Data</text:p>
          </table:table-cell>
          <table:table-cell table:style-name="Table2.A1" office:value-type="string">
            <text:p text:style-name="Table_20_Heading">Versão</text:p>
          </table:table-cell>
          <table:table-cell table:style-name="Table2.A1" office:value-type="string">
            <text:p text:style-name="Table_20_Heading">Nome do Revisor</text:p>
          </table:table-cell>
          <table:table-cell table:style-name="Table2.D1" office:value-type="string">
            <text:p text:style-name="Table_20_Heading">Informações para Contato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6"/>
      <text:p text:style-name="P16">Aprovação do Documento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Data</text:p>
          </table:table-cell>
          <table:table-cell table:style-name="Table3.A1" office:value-type="string">
            <text:p text:style-name="Table_20_Heading">Versão</text:p>
          </table:table-cell>
          <table:table-cell table:style-name="Table3.A1" office:value-type="string">
            <text:p text:style-name="Table_20_Heading">Nome</text:p>
          </table:table-cell>
          <table:table-cell table:style-name="Table3.D1" office:value-type="string">
            <text:p text:style-name="Table_20_Heading">Informações para Contato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5"/>
      <text:p text:style-name="P19">Formulário de Casos de Uso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Standard">Caso de Uso</text:p>
            </table:table-cell>
            <table:table-cell table:style-name="Tabela1.B1" office:value-type="string">
              <text:p text:style-name="Heading_20_1">E1 - Adicionar Aluno</text:p>
            </table:table-cell>
          </table:table-row>
        </table:table-header-rows>
        <table:table-row>
          <table:table-cell table:style-name="Tabela1.A2" office:value-type="string">
            <text:p text:style-name="Standard">Descrição</text:p>
          </table:table-cell>
          <table:table-cell table:style-name="Tabela1.B2" office:value-type="string">
            <text:p text:style-name="Standard">Registra dados do aluno no sistema</text:p>
          </table:table-cell>
        </table:table-row>
        <table:table-row>
          <table:table-cell table:style-name="Tabela1.A2" office:value-type="string">
            <text:p text:style-name="Standard">Ator(es)</text:p>
            <text:p text:style-name="Standard"/>
          </table:table-cell>
          <table:table-cell table:style-name="Tabela1.B2" office:value-type="string">
            <text:p text:style-name="Standard">Primário: Secretário</text:p>
            <text:p text:style-name="Standard">Secundário:Aluno, Professor</text:p>
          </table:table-cell>
        </table:table-row>
        <table:table-row>
          <table:table-cell table:style-name="Tabela1.A2" office:value-type="string">
            <text:p text:style-name="Standard">Prioridade</text:p>
          </table:table-cell>
          <table:table-cell table:style-name="Tabela1.B2" office:value-type="string">
            <text:p text:style-name="Standard">Alta</text:p>
          </table:table-cell>
        </table:table-row>
        <table:table-row>
          <table:table-cell table:style-name="Tabela1.A2" office:value-type="string">
            <text:p text:style-name="Standard">Risco</text:p>
          </table:table-cell>
          <table:table-cell table:style-name="Tabela1.B2" office:value-type="string">
            <text:p text:style-name="Standard">Baixo</text:p>
          </table:table-cell>
        </table:table-row>
        <table:table-row>
          <table:table-cell table:style-name="Tabela1.A2" office:value-type="string">
            <text:p text:style-name="Standard">Pre-condições / Suposições</text:p>
          </table:table-cell>
          <table:table-cell table:style-name="Tabela1.B2" office:value-type="string">
            <text:p text:style-name="Standard">1. O secretário está com o sistema iniciado na tela principal.</text:p>
            <text:p text:style-name="Standard">2. <text:span text:style-name="T5">A taxa de filiação já foi paga;</text:span></text:p>
          </table:table-cell>
        </table:table-row>
        <table:table-row>
          <table:table-cell table:style-name="Tabela1.A2" office:value-type="string">
            <text:p text:style-name="Standard">Trigger</text:p>
          </table:table-cell>
          <table:table-cell table:style-name="Tabela1.B2" office:value-type="string">
            <text:p text:style-name="P5">O Aluno ou Professor solicita ao secretário filiação de Aluno na Federação;</text:p>
          </table:table-cell>
        </table:table-row>
        <table:table-row table:style-name="Tabela1.8">
          <table:table-cell table:style-name="Tabela1.A2" office:value-type="string">
            <text:p text:style-name="Standard">Fluxo de Eventos</text:p>
          </table:table-cell>
          <table:table-cell table:style-name="Tabela1.B2" office:value-type="string">
            <text:p text:style-name="Standard">1. O Aluno ou Professor solicita filiação de um aluno;</text:p>
            <text:p text:style-name="Standard">2. O Secretário seleciona a opção “Cadastrar Aluno” do sistema;</text:p>
            <text:p text:style-name="Standard">3. O Sistema exibe a tela de cadastro de alunos;</text:p>
            <text:p text:style-name="Standard">4. O Aluno ou Professor fornece os dados do aluno a ser cadastrado;</text:p>
            <text:p text:style-name="Standard">5. O Secretário insere os dados do Aluno no sistema;</text:p>
            <text:p text:style-name="Standard">6. O Secretário seleciona a opção “Confirmar Cadastro”;</text:p>
            <text:p text:style-name="Standard">7. O Sistema confirma a filiação do Aluno e fornece o número de filiado;</text:p>
          </table:table-cell>
        </table:table-row>
        <table:table-row>
          <table:table-cell table:style-name="Tabela1.A2" office:value-type="string">
            <text:p text:style-name="Standard">Fluxo Alternativo</text:p>
          </table:table-cell>
          <table:table-cell table:style-name="Tabela1.B9" office:value-type="string">
            <text:p text:style-name="P7">6.a Dados inválidos foram fornecidos</text:p>
            <text:p text:style-name="Standard">6.a.1 O Sistema informa que dados inválidos foram fornecidos e solicita que os mesmos sejam corrijidos;</text:p>
            <text:p text:style-name="Standard">6.a.2 Retorna para o passo 3.</text:p>
            <text:p text:style-name="P7">6.b Dados obrigatórios não foram fornecidos</text:p>
            <text:p text:style-name="Standard">6.b.1 O Sistema informa que dados obrigatórios não foram fornecidos e solicita que os mesmos sejam fornecidos;</text:p>
            <text:p text:style-name="Standard">6.b.2 Retorna para o passo 3.</text:p>
          </table:table-cell>
        </table:table-row>
        <table:table-row>
          <table:table-cell table:style-name="Tabela1.A2" office:value-type="string">
            <text:p text:style-name="Standard">Pós-condições</text:p>
          </table:table-cell>
          <table:table-cell table:style-name="Tabela1.B10" office:value-type="string">
            <text:p text:style-name="Standard">1. O Sistema emitir carteira de filiado</text:p>
          </table:table-cell>
        </table:table-row>
        <table:table-row>
          <table:table-cell table:style-name="Tabela1.A2" office:value-type="string">
            <text:p text:style-name="Standard">Requisitos não-funcionais relacionados</text:p>
          </table:table-cell>
          <table:table-cell table:style-name="Tabela1.B10" office:value-type="string">
            <text:p text:style-name="P9">E1-1. Usabilidade</text:p>
            <text:p text:style-name="P9">E1-2. Confiabilidade</text:p>
          </table:table-cell>
        </table:table-row>
      </table:table>
      <text:p text:style-name="Standard"/>
      <text:p text:style-name="P4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Standard">Caso de Uso</text:p>
            </table:table-cell>
            <table:table-cell table:style-name="Tabela2.B1" office:value-type="string">
              <text:p text:style-name="Heading_20_1">E2 - Buscar Aluno</text:p>
            </table:table-cell>
          </table:table-row>
        </table:table-header-rows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Standard">Pesquisa por alunos cadastrados no sistema</text:p>
          </table:table-cell>
        </table:table-row>
        <table:table-row>
          <table:table-cell table:style-name="Tabela2.A2" office:value-type="string">
            <text:p text:style-name="Standard">Ator(es)</text:p>
          </table:table-cell>
          <table:table-cell table:style-name="Tabela2.B2" office:value-type="string">
            <text:p text:style-name="Standard">Primário: Secretário</text:p>
          </table:table-cell>
        </table:table-row>
        <table:table-row>
          <table:table-cell table:style-name="Tabela2.A2" office:value-type="string">
            <text:p text:style-name="Standard">Prioridade</text:p>
          </table:table-cell>
          <table:table-cell table:style-name="Tabela2.B2" office:value-type="string">
            <text:p text:style-name="Standard">Alta</text:p>
          </table:table-cell>
        </table:table-row>
        <table:table-row>
          <table:table-cell table:style-name="Tabela2.A2" office:value-type="string">
            <text:p text:style-name="Standard">Risco</text:p>
          </table:table-cell>
          <table:table-cell table:style-name="Tabela2.B2" office:value-type="string">
            <text:p text:style-name="Standard">Baixo</text:p>
          </table:table-cell>
        </table:table-row>
        <table:table-row>
          <table:table-cell table:style-name="Tabela2.A2" office:value-type="string">
            <text:p text:style-name="Standard">Pre-condições / Suposições</text:p>
          </table:table-cell>
          <table:table-cell table:style-name="Tabela2.B2" office:value-type="string">
            <text:p text:style-name="Standard">1. Já existem alunos cadastrados no sistema;</text:p>
            <text:p text:style-name="Standard">2. O secretário já sabe qual aluno vai buscar e algumas dados sobre ele;</text:p>
            <text:p text:style-name="Standard">3. O secretário está com o sistema iniciado na tela principal.</text:p>
          </table:table-cell>
        </table:table-row>
        <table:table-row>
          <table:table-cell table:style-name="Tabela2.A2" office:value-type="string">
            <text:p text:style-name="Standard">Trigger</text:p>
          </table:table-cell>
          <table:table-cell table:style-name="Tabela2.B2" office:value-type="string">
            <text:p text:style-name="P5">O Secretário necessecita dos dados de um aluno; Atualização de aluno;</text:p>
          </table:table-cell>
        </table:table-row>
        <table:table-row table:style-name="Tabela2.8">
          <table:table-cell table:style-name="Tabela2.A2" office:value-type="string">
            <text:p text:style-name="Standard">Fluxo de Eventos</text:p>
          </table:table-cell>
          <table:table-cell table:style-name="Tabela2.B2" office:value-type="string">
            <text:p text:style-name="Standard">1. O Secretário seleciona a opção “Pesquisar Aluno” no sistema;</text:p>
            <text:p text:style-name="Standard">2. O Sistema exibe a tela de busca de alunos;</text:p>
            <text:p text:style-name="Standard">3. O Secretário fornece ao sistema os dados que ele já sabe sobre o aluno;</text:p>
            <text:p text:style-name="Standard">4. O Secretário seleciona a opção “Buscar”;</text:p>
            <text:p text:style-name="Standard">5. De acordo com os dados fornecidos pelo Secretário, o sistema retorna uma lista de possíveis alunos que o Secretário estava procurando.</text:p>
          </table:table-cell>
        </table:table-row>
        <table:table-row>
          <table:table-cell table:style-name="Tabela2.A2" office:value-type="string">
            <text:p text:style-name="Standard">Fluxo Alternativo</text:p>
          </table:table-cell>
          <table:table-cell table:style-name="Tabela2.B9" office:value-type="string">
            <text:p text:style-name="P10">4.a O Sistema não encontrou nenhum Aluno com os dados informados</text:p>
            <text:p text:style-name="P11">4.a.1 O Sistema informa que nenhum aluno foi encontrado com os dados fornecidos;</text:p>
            <text:p text:style-name="P11">4.a.2 Retorna para o passo 2.</text:p>
          </table:table-cell>
        </table:table-row>
        <table:table-row>
          <table:table-cell table:style-name="Tabela2.A2" office:value-type="string">
            <text:p text:style-name="Standard">Pós-condições</text:p>
          </table:table-cell>
          <table:table-cell table:style-name="Tabela2.B10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>Requisitos não-funcionais relacionados</text:p>
          </table:table-cell>
          <table:table-cell table:style-name="Tabela2.B10" office:value-type="string">
            <text:p text:style-name="P9">E1-1. Performance</text:p>
            <text:p text:style-name="P9"/>
          </table:table-cell>
        </table:table-row>
      </table:table>
      <text:p text:style-name="P6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Standard">Caso de Uso</text:p>
            </table:table-cell>
            <table:table-cell table:style-name="Tabela3.B1" office:value-type="string">
              <text:p text:style-name="Heading_20_1">E3 – Atualizar Aluno</text:p>
            </table:table-cell>
          </table:table-row>
        </table:table-header-rows>
        <table:table-row>
          <table:table-cell table:style-name="Tabela3.A2" office:value-type="string">
            <text:p text:style-name="Standard">Descrição</text:p>
          </table:table-cell>
          <table:table-cell table:style-name="Tabela3.B2" office:value-type="string">
            <text:p text:style-name="Standard">Atualiza os dados pessoais de um aluno previamente cadastrado no sistema.</text:p>
          </table:table-cell>
        </table:table-row>
        <table:table-row>
          <table:table-cell table:style-name="Tabela3.A2" office:value-type="string">
            <text:p text:style-name="Standard">Ator(es)</text:p>
            <text:p text:style-name="Standard"/>
          </table:table-cell>
          <table:table-cell table:style-name="Tabela3.B2" office:value-type="string">
            <text:p text:style-name="Standard">Primário: Secretário</text:p>
            <text:p text:style-name="Standard">Secundário:Aluno, Professor</text:p>
          </table:table-cell>
        </table:table-row>
        <table:table-row>
          <table:table-cell table:style-name="Tabela3.A2" office:value-type="string">
            <text:p text:style-name="Standard">Prioridade</text:p>
          </table:table-cell>
          <table:table-cell table:style-name="Tabela3.B2" office:value-type="string">
            <text:p text:style-name="Standard">Alta</text:p>
          </table:table-cell>
        </table:table-row>
        <table:table-row>
          <table:table-cell table:style-name="Tabela3.A2" office:value-type="string">
            <text:p text:style-name="Standard">Risco</text:p>
          </table:table-cell>
          <table:table-cell table:style-name="Tabela3.B2" office:value-type="string">
            <text:p text:style-name="Standard">Baixo</text:p>
          </table:table-cell>
        </table:table-row>
        <table:table-row>
          <table:table-cell table:style-name="Tabela3.A2" office:value-type="string">
            <text:p text:style-name="Standard">Pre-condições / Suposições</text:p>
          </table:table-cell>
          <table:table-cell table:style-name="Tabela3.B2" office:value-type="string">
            <text:p text:style-name="Standard">1. <text:span text:style-name="T5">O Secretário sabe o número de registro do Aluno na Federação, ou sabe outras informações para que possa localizá-lo no sistema;</text:span></text:p>
            <text:p text:style-name="P5">2. O secretário está com o sistema iniciado na tela principal.</text:p>
          </table:table-cell>
        </table:table-row>
        <table:table-row>
          <table:table-cell table:style-name="Tabela3.A2" office:value-type="string">
            <text:p text:style-name="Standard">Trigger</text:p>
          </table:table-cell>
          <table:table-cell table:style-name="Tabela3.B2" office:value-type="string">
            <text:p text:style-name="P5">Mudanças nos dados pessoais do Aluno são notificados ao Secretário por Professor ou Aluno.</text:p>
          </table:table-cell>
        </table:table-row>
        <table:table-row table:style-name="Tabela3.8">
          <table:table-cell table:style-name="Tabela3.A2" office:value-type="string">
            <text:p text:style-name="Standard">Fluxo de Eventos</text:p>
          </table:table-cell>
          <table:table-cell table:style-name="Tabela3.B2" office:value-type="string">
            <text:p text:style-name="Standard">1. O Secretário seleciona a opção “Atualizar Aluno” no sistema;</text:p>
            <text:p text:style-name="Standard">2. O Sistema exibe a tela de atualização de alunos;</text:p>
            <text:p text:style-name="Standard">3. O Secretário fornece ao sistema o número de registro do Aluno a ser atualizado;</text:p>
            <text:p text:style-name="Standard">4. O Sistema exibe os dados do Aluno a ser atualizado;</text:p>
            <text:p text:style-name="Standard">5. O Secretário fornece os novos dados do Aluno;</text:p>
            <text:p text:style-name="Standard">6. O Secretário seleciona a opção “Atualizar Dados”</text:p>
            <text:p text:style-name="Standard">7. O Sistema confirma a atualização dos dados do Aluno;</text:p>
          </table:table-cell>
        </table:table-row>
        <table:table-row>
          <table:table-cell table:style-name="Tabela3.A2" office:value-type="string">
            <text:p text:style-name="Standard">Fluxo Alternativo</text:p>
          </table:table-cell>
          <table:table-cell table:style-name="Tabela3.B9" office:value-type="string">
            <text:p text:style-name="P7">3.a. O Secretário não sabe o número de registro do Aluno</text:p>
            <text:p text:style-name="P8">3.a.1 O Secretário seleciona a opção “Procurar Aluno”</text:p>
            <text:p text:style-name="P8">3.a.2 O Sistema mostra a tela de busca de alunos;</text:p>
            <text:p text:style-name="Standard">3.a.3 O Secretário fornece ao sistema os dados que ele já sabe sobre o aluno;</text:p>
            <text:p text:style-name="Standard">3.a.4 O Secretário seleciona a opção “Buscar”;</text:p>
            <text:p text:style-name="P8">3.a.5 De acordo com os dados fornecidos pelo Secretário, o sistema retorna uma lista de possíveis alunos que o Secretário estava procurando.</text:p>
            <text:p text:style-name="P8">3.a.6 O Secretário seleciona o Aluno que está procurando</text:p>
            <text:p text:style-name="P7">6.a Dados inválidos foram fornecidos</text:p>
            <text:p text:style-name="Standard">6.a.1 O Sistema informa que dados inválidos foram fornecidos e solicita que os mesmos sejam corrijidos;</text:p>
            <text:p text:style-name="Standard">6.a.2 Retorna para o passo 3.</text:p>
            <text:p text:style-name="P7">6.b Dados obrigatórios não foram fornecidos</text:p>
            <text:p text:style-name="Standard">6.b.1 O Sistema informa que dados obrigatórios não foram fornecidos e solicita que os mesmos sejam fornecidos;</text:p>
            <text:p text:style-name="P8">6.b.2 Retorna para o passo 3.</text:p>
          </table:table-cell>
        </table:table-row>
        <table:table-row>
          <table:table-cell table:style-name="Tabela3.A2" office:value-type="string">
            <text:p text:style-name="Standard">Pós-condições</text:p>
          </table:table-cell>
          <table:table-cell table:style-name="Tabela3.B10" office:value-type="string">
            <text:p text:style-name="Standard"/>
          </table:table-cell>
        </table:table-row>
        <table:table-row>
          <table:table-cell table:style-name="Tabela3.A2" office:value-type="string">
            <text:p text:style-name="Standard">Requisitos não-funcionais relacionados</text:p>
          </table:table-cell>
          <table:table-cell table:style-name="Tabela3.B10" office:value-type="string">
            <text:p text:style-name="P9">E1-1. Usabilidade</text:p>
            <text:p text:style-name="P9">E1-2. Confiabilidade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header-rows>
          <text:soft-page-break/>
          <table:table-row>
            <table:table-cell table:style-name="Tabela4.A1" office:value-type="string">
              <text:p text:style-name="Standard">Caso de Uso</text:p>
            </table:table-cell>
            <table:table-cell table:style-name="Tabela4.B1" office:value-type="string">
              <text:p text:style-name="Heading_20_1">E4 - Adicionar Professor</text:p>
            </table:table-cell>
          </table:table-row>
        </table:table-header-rows>
        <table:table-row>
          <table:table-cell table:style-name="Tabela4.A2" office:value-type="string">
            <text:p text:style-name="Standard">Descrição</text:p>
          </table:table-cell>
          <table:table-cell table:style-name="Tabela4.B2" office:value-type="string">
            <text:p text:style-name="Standard">Registra um professor no sistema</text:p>
          </table:table-cell>
        </table:table-row>
        <table:table-row>
          <table:table-cell table:style-name="Tabela4.A2" office:value-type="string">
            <text:p text:style-name="Standard">Ator(es)</text:p>
            <text:p text:style-name="Standard"/>
          </table:table-cell>
          <table:table-cell table:style-name="Tabela4.B2" office:value-type="string">
            <text:p text:style-name="Standard">Primário: Secretário</text:p>
            <text:p text:style-name="Standard">Secundário: Professor</text:p>
          </table:table-cell>
        </table:table-row>
        <table:table-row>
          <table:table-cell table:style-name="Tabela4.A2" office:value-type="string">
            <text:p text:style-name="Standard">Prioridade</text:p>
          </table:table-cell>
          <table:table-cell table:style-name="Tabela4.B2" office:value-type="string">
            <text:p text:style-name="Standard">Alta</text:p>
          </table:table-cell>
        </table:table-row>
        <table:table-row>
          <table:table-cell table:style-name="Tabela4.A2" office:value-type="string">
            <text:p text:style-name="Standard">Risco</text:p>
          </table:table-cell>
          <table:table-cell table:style-name="Tabela4.B2" office:value-type="string">
            <text:p text:style-name="Standard">Baixo</text:p>
          </table:table-cell>
        </table:table-row>
        <table:table-row>
          <table:table-cell table:style-name="Tabela4.A2" office:value-type="string">
            <text:p text:style-name="Standard">Pre-condições / Suposições</text:p>
          </table:table-cell>
          <table:table-cell table:style-name="Tabela4.B2" office:value-type="string">
            <text:p text:style-name="Standard">1. O secretário está com o sistema iniciado na tela principal.</text:p>
            <text:p text:style-name="Standard">2. O Professor foi autorizado pela Federação para ministar aulas de judô<text:span text:style-name="T5">;</text:span></text:p>
          </table:table-cell>
        </table:table-row>
        <table:table-row>
          <table:table-cell table:style-name="Tabela4.A2" office:value-type="string">
            <text:p text:style-name="Standard">Trigger</text:p>
          </table:table-cell>
          <table:table-cell table:style-name="Tabela4.B2" office:value-type="string">
            <text:p text:style-name="P5">O Professor solicita ao secretário sua filiação;</text:p>
          </table:table-cell>
        </table:table-row>
        <table:table-row table:style-name="Tabela4.8">
          <table:table-cell table:style-name="Tabela4.A2" office:value-type="string">
            <text:p text:style-name="Standard">Fluxo de Eventos</text:p>
          </table:table-cell>
          <table:table-cell table:style-name="Tabela4.B2" office:value-type="string">
            <text:p text:style-name="Standard">1. O Professor solicita seu cadastro;</text:p>
            <text:p text:style-name="Standard">2. O Secretário seleciona a opção “Cadastrar Professor” no sistema;</text:p>
            <text:p text:style-name="Standard">3. O Sistema exibe a tela de cadastro de professores;</text:p>
            <text:p text:style-name="Standard">4. Se o Professor já tem registro no Sistema como Aluno</text:p>
            <text:p text:style-name="Standard"><text:s text:c="2"/>4.1 O Secretário seleciona a opção “Buscar Filiado”;</text:p>
            <text:p text:style-name="Standard"><text:s text:c="2"/>4.2 O Sistema mostra a tela de busca de filiados;</text:p>
            <text:p text:style-name="Standard"><text:s text:c="2"/>4.3 O Secretário informa os dados que sabe sobre o Professor;</text:p>
            <text:p text:style-name="Standard"><text:s text:c="2"/>4.4 O Secretário seleciona a opção “Buscar”</text:p>
            <text:p text:style-name="Standard"><text:s text:c="2"/>4.5 O Sistema mostra uma lista de possíveis Professores;</text:p>
            <text:p text:style-name="Standard"><text:s text:c="2"/>4.6 O Secretário seleciona o professor que está procurando;</text:p>
            <text:p text:style-name="Standard">5. Senão</text:p>
            <text:p text:style-name="Standard"><text:s text:c="2"/>5.1 O Secretário insere os dados do Professor ao Sistema;</text:p>
            <text:p text:style-name="Standard">6. O Secretário insere as Entidades em que o professor ministra aulas;</text:p>
            <text:p text:style-name="Standard">7. O Secretário seleciona a opção “Confirmar Cadastro”;</text:p>
            <text:p text:style-name="Standard">8. O Sistema confirma o cadastro do Professor e informa o número de filiado do mesmo;</text:p>
          </table:table-cell>
        </table:table-row>
        <table:table-row>
          <table:table-cell table:style-name="Tabela4.A2" office:value-type="string">
            <text:p text:style-name="Standard">Fluxo Alternativo</text:p>
          </table:table-cell>
          <table:table-cell table:style-name="Tabela4.B9" office:value-type="string">
            <text:p text:style-name="P7">4.4.a O Sistema não encontra nenhum Professor</text:p>
            <text:p text:style-name="P8">4.4.a.1 O Sistema informa que não encontrou nenhum resultado para aquela busca;</text:p>
            <text:p text:style-name="P8">4.4.a.1 Retorna para o passo 4.2</text:p>
            <text:p text:style-name="P7">7.a Dados inválidos foram fornecidos</text:p>
            <text:p text:style-name="Standard">7.a.1 O Sistema informa que dados inválidos foram fornecidos e solicita que os mesmos sejam corrijidos;</text:p>
            <text:p text:style-name="Standard">7.a.2 Retorna para o passo 3.</text:p>
            <text:p text:style-name="P7">7.b Dados obrigatórios não foram fornecidos</text:p>
            <text:p text:style-name="Standard">7.b.1 O Sistema informa que dados obrigatórios não foram fornecidos e solicita que os mesmos sejam fornecidos;</text:p>
            <text:p text:style-name="Standard">7.b.2 Retorna para o passo 3.</text:p>
          </table:table-cell>
        </table:table-row>
        <table:table-row>
          <table:table-cell table:style-name="Tabela4.A2" office:value-type="string">
            <text:p text:style-name="Standard">Pós-condições</text:p>
          </table:table-cell>
          <table:table-cell table:style-name="Tabela4.B10" office:value-type="string">
            <text:p text:style-name="Standard"/>
          </table:table-cell>
        </table:table-row>
        <table:table-row>
          <table:table-cell table:style-name="Tabela4.A2" office:value-type="string">
            <text:p text:style-name="Standard">Requisitos não-funcionais relacionados</text:p>
          </table:table-cell>
          <table:table-cell table:style-name="Tabela4.B10" office:value-type="string">
            <text:p text:style-name="P9">E1-1. Usabilidade</text:p>
            <text:p text:style-name="P9">E1-2. Confiabilidad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Standard">Caso de Uso</text:p>
            </table:table-cell>
            <table:table-cell table:style-name="Tabela5.B1" office:value-type="string">
              <text:p text:style-name="Heading_20_1">E5 - Buscar Professor</text:p>
            </table:table-cell>
          </table:table-row>
        </table:table-header-rows>
        <table:table-row>
          <table:table-cell table:style-name="Tabela5.A2" office:value-type="string">
            <text:p text:style-name="Standard">Descrição</text:p>
          </table:table-cell>
          <table:table-cell table:style-name="Tabela5.B2" office:value-type="string">
            <text:p text:style-name="Standard">Pesquisa por professores cadastrados no sistema</text:p>
          </table:table-cell>
        </table:table-row>
        <table:table-row>
          <table:table-cell table:style-name="Tabela5.A2" office:value-type="string">
            <text:p text:style-name="Standard">Ator(es)</text:p>
          </table:table-cell>
          <table:table-cell table:style-name="Tabela5.B2" office:value-type="string">
            <text:p text:style-name="Standard">Primário: Secretário</text:p>
          </table:table-cell>
        </table:table-row>
        <table:table-row>
          <table:table-cell table:style-name="Tabela5.A2" office:value-type="string">
            <text:p text:style-name="Standard">Prioridade</text:p>
          </table:table-cell>
          <table:table-cell table:style-name="Tabela5.B2" office:value-type="string">
            <text:p text:style-name="Standard">Alta</text:p>
          </table:table-cell>
        </table:table-row>
        <table:table-row>
          <table:table-cell table:style-name="Tabela5.A2" office:value-type="string">
            <text:p text:style-name="Standard">Risco</text:p>
          </table:table-cell>
          <table:table-cell table:style-name="Tabela5.B2" office:value-type="string">
            <text:p text:style-name="Standard">Baixo</text:p>
          </table:table-cell>
        </table:table-row>
        <table:table-row>
          <table:table-cell table:style-name="Tabela5.A2" office:value-type="string">
            <text:p text:style-name="Standard">Pre-condições / Suposições</text:p>
          </table:table-cell>
          <table:table-cell table:style-name="Tabela5.B2" office:value-type="string">
            <text:p text:style-name="Standard">1. Já existem professores cadastrados no sistema;</text:p>
            <text:p text:style-name="Standard">2. O secretário já sabe qual professor vai buscar e algumas dados sobre ele;</text:p>
            <text:p text:style-name="Standard">3. O secretário está com o sistema iniciado na tela principal.</text:p>
          </table:table-cell>
        </table:table-row>
        <table:table-row>
          <table:table-cell table:style-name="Tabela5.A2" office:value-type="string">
            <text:p text:style-name="Standard">Trigger</text:p>
          </table:table-cell>
          <table:table-cell table:style-name="Tabela5.B2" office:value-type="string">
            <text:p text:style-name="P5">O Secretário necessecita dos dados de um professor; Atualização de professor;</text:p>
          </table:table-cell>
        </table:table-row>
        <table:table-row table:style-name="Tabela5.8">
          <table:table-cell table:style-name="Tabela5.A2" office:value-type="string">
            <text:p text:style-name="Standard">Fluxo de Eventos</text:p>
          </table:table-cell>
          <table:table-cell table:style-name="Tabela5.B2" office:value-type="string">
            <text:p text:style-name="Standard">1. O Secretário seleciona a opção “Pesquisar Professor” no sistema;</text:p>
            <text:p text:style-name="Standard">2. O Sistema exibe a tela de busca de professores;</text:p>
            <text:p text:style-name="Standard">3. O Secretário fornece ao sistema os dados que ele já sabe sobre o professor;</text:p>
            <text:p text:style-name="Standard">4. O Secretário seleciona a opção “Buscar”;</text:p>
            <text:p text:style-name="Standard">5. De acordo com os dados fornecidos pelo Secretário, o sistema retorna uma lista de possíveis professores que o Secretário estava procurando.</text:p>
          </table:table-cell>
        </table:table-row>
        <table:table-row>
          <table:table-cell table:style-name="Tabela5.A2" office:value-type="string">
            <text:p text:style-name="Standard">Fluxo Alternativo</text:p>
          </table:table-cell>
          <table:table-cell table:style-name="Tabela5.B9" office:value-type="string">
            <text:p text:style-name="P10">4.a O Sistema não encontrou nenhum Professor com os dados informados</text:p>
            <text:p text:style-name="P11">4.a.1 O Sistema informa que nenhum professor foi encontrado com os dados fornecidos;</text:p>
            <text:p text:style-name="P11">4.a.2 Retorna para o passo 2.</text:p>
          </table:table-cell>
        </table:table-row>
        <table:table-row>
          <table:table-cell table:style-name="Tabela5.A2" office:value-type="string">
            <text:p text:style-name="Standard">Pós-condições</text:p>
          </table:table-cell>
          <table:table-cell table:style-name="Tabela5.B10" office:value-type="string">
            <text:p text:style-name="Standard"/>
          </table:table-cell>
        </table:table-row>
        <table:table-row>
          <table:table-cell table:style-name="Tabela5.A2" office:value-type="string">
            <text:p text:style-name="Standard">Requisitos não-funcionais relacionados</text:p>
          </table:table-cell>
          <table:table-cell table:style-name="Tabela5.B10" office:value-type="string">
            <text:p text:style-name="P9">E1-1. Performance</text:p>
            <text:p text:style-name="P9"/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Standard">Caso de Uso</text:p>
            </table:table-cell>
            <table:table-cell table:style-name="Tabela6.B1" office:value-type="string">
              <text:p text:style-name="Heading_20_1">E6 – Atualizar Professor</text:p>
            </table:table-cell>
          </table:table-row>
        </table:table-header-rows>
        <table:table-row>
          <table:table-cell table:style-name="Tabela6.A2" office:value-type="string">
            <text:p text:style-name="Standard">Descrição</text:p>
          </table:table-cell>
          <table:table-cell table:style-name="Tabela6.B2" office:value-type="string">
            <text:p text:style-name="Standard">Atualiza os dados pessoais de um professor previamente cadastrado no sistema.</text:p>
          </table:table-cell>
        </table:table-row>
        <table:table-row>
          <table:table-cell table:style-name="Tabela6.A2" office:value-type="string">
            <text:p text:style-name="Standard">Ator(es)</text:p>
            <text:p text:style-name="Standard"/>
          </table:table-cell>
          <table:table-cell table:style-name="Tabela6.B2" office:value-type="string">
            <text:p text:style-name="Standard">Primário: Secretário</text:p>
            <text:p text:style-name="Standard">Secundário: Professor</text:p>
          </table:table-cell>
        </table:table-row>
        <table:table-row>
          <table:table-cell table:style-name="Tabela6.A2" office:value-type="string">
            <text:p text:style-name="Standard">Prioridade</text:p>
          </table:table-cell>
          <table:table-cell table:style-name="Tabela6.B2" office:value-type="string">
            <text:p text:style-name="Standard">Alta</text:p>
          </table:table-cell>
        </table:table-row>
        <table:table-row>
          <table:table-cell table:style-name="Tabela6.A2" office:value-type="string">
            <text:p text:style-name="Standard">Risco</text:p>
          </table:table-cell>
          <table:table-cell table:style-name="Tabela6.B2" office:value-type="string">
            <text:p text:style-name="Standard">Baixo</text:p>
          </table:table-cell>
        </table:table-row>
        <table:table-row>
          <table:table-cell table:style-name="Tabela6.A2" office:value-type="string">
            <text:p text:style-name="Standard">Pre-condições / Suposições</text:p>
          </table:table-cell>
          <table:table-cell table:style-name="Tabela6.B2" office:value-type="string">
            <text:p text:style-name="Standard">1. <text:span text:style-name="T5">O Secretário sabe o número de registro do Professor, ou sabe outras informações para que possa localizá-lo no sistema;</text:span></text:p>
            <text:p text:style-name="P5">2. O Secretário está com o sistema iniciado na tela principal.</text:p>
          </table:table-cell>
        </table:table-row>
        <table:table-row>
          <table:table-cell table:style-name="Tabela6.A2" office:value-type="string">
            <text:p text:style-name="Standard">Trigger</text:p>
          </table:table-cell>
          <table:table-cell table:style-name="Tabela6.B2" office:value-type="string">
            <text:p text:style-name="P5">Mudanças nos dados pessoais do Professor são notificados ao Secretário pelo mesmo.</text:p>
          </table:table-cell>
        </table:table-row>
        <table:table-row table:style-name="Tabela6.8">
          <table:table-cell table:style-name="Tabela6.A2" office:value-type="string">
            <text:p text:style-name="Standard">Fluxo de Eventos</text:p>
          </table:table-cell>
          <table:table-cell table:style-name="Tabela6.B2" office:value-type="string">
            <text:p text:style-name="Standard">1. O Secretário seleciona a opção “Atualizar Professor” no sistema;</text:p>
            <text:p text:style-name="Standard">2. O Sistema exibe a tela de atualização de professores;</text:p>
            <text:p text:style-name="Standard">3. O Secretário fornece ao sistema o número de registro do Professor a ser atualizado;</text:p>
            <text:p text:style-name="Standard">4. O Sistema exibe os dados do Professor a ser atualizado;</text:p>
            <text:p text:style-name="Standard">5. O Secretário fornece os novos dados do Professor;</text:p>
            <text:p text:style-name="Standard">6. O Secretário seleciona a opção “Atualizar Dados”</text:p>
            <text:p text:style-name="Standard">7. O Sistema confirma a atualização dos dados do Professor;</text:p>
          </table:table-cell>
        </table:table-row>
        <table:table-row>
          <table:table-cell table:style-name="Tabela6.A2" office:value-type="string">
            <text:p text:style-name="Standard">Fluxo Alternativo</text:p>
          </table:table-cell>
          <table:table-cell table:style-name="Tabela6.B9" office:value-type="string">
            <text:p text:style-name="P7">3.a. O Secretário não sabe o número de registro do Professor</text:p>
            <text:p text:style-name="P8">3.a.1 O Secretário seleciona a opção “Procurar Professor”</text:p>
            <text:p text:style-name="P8">3.a.2 O Sistema mostra a tela de busca de professores;</text:p>
            <text:p text:style-name="Standard">3.a.3 O Secretário fornece ao sistema os dados que ele já sabe sobre o professor;</text:p>
            <text:p text:style-name="Standard">3.a.4 O Secretário seleciona a opção “Buscar”;</text:p>
            <text:p text:style-name="P8">3.a.5 De acordo com os dados fornecidos pelo Secretário, o sistema retorna uma lista de possíveis professores que o Secretário estava procurando;</text:p>
            <text:p text:style-name="P8">3.a.6 O Secretário seleciona o Professor que está procurando.</text:p>
            <text:p text:style-name="P7">6.a Dados inválidos foram fornecidos</text:p>
            <text:p text:style-name="Standard">6.a.1 O Sistema informa que dados inválidos foram fornecidos e solicita que os mesmos sejam corrijidos;</text:p>
            <text:p text:style-name="Standard">6.a.2 Retorna para o passo 3.</text:p>
            <text:p text:style-name="P7">6.b Dados obrigatórios não foram fornecidos</text:p>
            <text:p text:style-name="Standard">6.b.1 O Sistema informa que dados obrigatórios não foram fornecidos e solicita que os mesmos sejam fornecidos;</text:p>
            <text:p text:style-name="P8">6.b.2 Retorna para o passo 3.</text:p>
          </table:table-cell>
        </table:table-row>
        <table:table-row>
          <table:table-cell table:style-name="Tabela6.A2" office:value-type="string">
            <text:p text:style-name="Standard">Pós-condições</text:p>
          </table:table-cell>
          <table:table-cell table:style-name="Tabela6.B10" office:value-type="string">
            <text:p text:style-name="Standard"/>
          </table:table-cell>
        </table:table-row>
        <table:table-row>
          <table:table-cell table:style-name="Tabela6.A2" office:value-type="string">
            <text:p text:style-name="Standard">Requisitos não-funcionais relacionados</text:p>
          </table:table-cell>
          <table:table-cell table:style-name="Tabela6.B10" office:value-type="string">
            <text:p text:style-name="P9">E1-1. Usabilidade</text:p>
            <text:p text:style-name="P9">E1-2. Confiabilidade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Standard">Caso de Uso</text:p>
            </table:table-cell>
            <table:table-cell table:style-name="Tabela8.B1" office:value-type="string">
              <text:p text:style-name="Heading_20_1">E7 - Adicionar Entidade</text:p>
            </table:table-cell>
          </table:table-row>
        </table:table-header-rows>
        <table:table-row>
          <table:table-cell table:style-name="Tabela8.A2" office:value-type="string">
            <text:p text:style-name="Standard">Descrição</text:p>
          </table:table-cell>
          <table:table-cell table:style-name="Tabela8.B2" office:value-type="string">
            <text:p text:style-name="Standard">Registra uma Entidade no sistema</text:p>
          </table:table-cell>
        </table:table-row>
        <table:table-row>
          <table:table-cell table:style-name="Tabela8.A2" office:value-type="string">
            <text:p text:style-name="Standard">Ator(es)</text:p>
          </table:table-cell>
          <table:table-cell table:style-name="Tabela8.B2" office:value-type="string">
            <text:p text:style-name="Standard">Primário: Secretário</text:p>
          </table:table-cell>
        </table:table-row>
        <table:table-row>
          <table:table-cell table:style-name="Tabela8.A2" office:value-type="string">
            <text:p text:style-name="Standard">Prioridade</text:p>
          </table:table-cell>
          <table:table-cell table:style-name="Tabela8.B2" office:value-type="string">
            <text:p text:style-name="Standard">Alta</text:p>
          </table:table-cell>
        </table:table-row>
        <table:table-row>
          <table:table-cell table:style-name="Tabela8.A2" office:value-type="string">
            <text:p text:style-name="Standard">Risco</text:p>
          </table:table-cell>
          <table:table-cell table:style-name="Tabela8.B2" office:value-type="string">
            <text:p text:style-name="Standard">Baixo</text:p>
          </table:table-cell>
        </table:table-row>
        <table:table-row>
          <table:table-cell table:style-name="Tabela8.A2" office:value-type="string">
            <text:p text:style-name="Standard">Pre-condições / Suposições</text:p>
          </table:table-cell>
          <table:table-cell table:style-name="Tabela8.B2" office:value-type="string">
            <text:p text:style-name="Standard">1. O secretário está com o sistema iniciado na tela principal.</text:p>
          </table:table-cell>
        </table:table-row>
        <table:table-row>
          <table:table-cell table:style-name="Tabela8.A2" office:value-type="string">
            <text:p text:style-name="Standard">Trigger</text:p>
          </table:table-cell>
          <table:table-cell table:style-name="Tabela8.B2" office:value-type="string">
            <text:p text:style-name="P5">Uma nova entidade oferecer prática de Judô;</text:p>
          </table:table-cell>
        </table:table-row>
        <table:table-row table:style-name="Tabela8.8">
          <table:table-cell table:style-name="Tabela8.A2" office:value-type="string">
            <text:p text:style-name="Standard">Fluxo de Eventos</text:p>
          </table:table-cell>
          <table:table-cell table:style-name="Tabela8.B2" office:value-type="string">
            <text:p text:style-name="Standard">1. O Professor informa que ministra aulas em uma entidade que ainda não está cadastrada no sistema e fornece-lhe os dados sobre a Entidade;</text:p>
            <text:p text:style-name="Standard">2. O Secretário seleciona a opção “Cadastrar Entidade” no sistema;</text:p>
            <text:p text:style-name="Standard">3. O Sistema exibe a tela de cadastro de entidades;</text:p>
            <text:p text:style-name="Standard">4. O Secretário insere os dados da Entidade no Sistema;</text:p>
            <text:p text:style-name="Standard">5. O Secretário seleciona a opção “Confirmar Cadastro”;</text:p>
            <text:p text:style-name="Standard">6. O Sistema confirma o cadastro da Entidade.</text:p>
          </table:table-cell>
        </table:table-row>
        <table:table-row>
          <table:table-cell table:style-name="Tabela8.A2" office:value-type="string">
            <text:p text:style-name="Standard">Fluxo Alternativo</text:p>
          </table:table-cell>
          <table:table-cell table:style-name="Tabela8.B9" office:value-type="string">
            <text:p text:style-name="P7">5.a Dados inválidos foram fornecidos</text:p>
            <text:p text:style-name="Standard">5.a.1 O Sistema informa que dados inválidos foram fornecidos e solicita que os mesmos sejam corrijidos;</text:p>
            <text:p text:style-name="Standard">5.a.2 Retorna para o passo 3.</text:p>
            <text:p text:style-name="P7">5.b Dados obrigatórios não foram fornecidos</text:p>
            <text:p text:style-name="Standard">5.b.1 O Sistema informa que dados obrigatórios não foram fornecidos e solicita que os mesmos sejam fornecidos;</text:p>
            <text:p text:style-name="Standard">5.b.2 Retorna para o passo 3.</text:p>
          </table:table-cell>
        </table:table-row>
        <table:table-row>
          <table:table-cell table:style-name="Tabela8.A2" office:value-type="string">
            <text:p text:style-name="Standard">Pós-condições</text:p>
          </table:table-cell>
          <table:table-cell table:style-name="Tabela8.B10" office:value-type="string">
            <text:p text:style-name="Standard"/>
          </table:table-cell>
        </table:table-row>
        <table:table-row>
          <table:table-cell table:style-name="Tabela8.A2" office:value-type="string">
            <text:p text:style-name="Standard">Requisitos não-funcionais relacionados</text:p>
          </table:table-cell>
          <table:table-cell table:style-name="Tabela8.B10" office:value-type="string">
            <text:p text:style-name="P9">E1-1. Usabilidade</text:p>
            <text:p text:style-name="P9">E1-2. Confiabilidade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Standard">Caso de Uso</text:p>
            </table:table-cell>
            <table:table-cell table:style-name="Tabela9.B1" office:value-type="string">
              <text:p text:style-name="Heading_20_1">E8 - Buscar Entidade</text:p>
            </table:table-cell>
          </table:table-row>
        </table:table-header-rows>
        <table:table-row>
          <table:table-cell table:style-name="Tabela9.A2" office:value-type="string">
            <text:p text:style-name="Standard">Descrição</text:p>
          </table:table-cell>
          <table:table-cell table:style-name="Tabela9.B2" office:value-type="string">
            <text:p text:style-name="Standard">Pesquisa por entidades cadastradas no sistema</text:p>
          </table:table-cell>
        </table:table-row>
        <table:table-row>
          <table:table-cell table:style-name="Tabela9.A2" office:value-type="string">
            <text:p text:style-name="Standard">Ator(es)</text:p>
          </table:table-cell>
          <table:table-cell table:style-name="Tabela9.B2" office:value-type="string">
            <text:p text:style-name="Standard">Primário: Secretário</text:p>
          </table:table-cell>
        </table:table-row>
        <table:table-row>
          <table:table-cell table:style-name="Tabela9.A2" office:value-type="string">
            <text:p text:style-name="Standard">Prioridade</text:p>
          </table:table-cell>
          <table:table-cell table:style-name="Tabela9.B2" office:value-type="string">
            <text:p text:style-name="Standard">Alta</text:p>
          </table:table-cell>
        </table:table-row>
        <table:table-row>
          <table:table-cell table:style-name="Tabela9.A2" office:value-type="string">
            <text:p text:style-name="Standard">Risco</text:p>
          </table:table-cell>
          <table:table-cell table:style-name="Tabela9.B2" office:value-type="string">
            <text:p text:style-name="Standard">Baixo</text:p>
          </table:table-cell>
        </table:table-row>
        <table:table-row>
          <table:table-cell table:style-name="Tabela9.A2" office:value-type="string">
            <text:p text:style-name="Standard">Pre-condições / Suposições</text:p>
          </table:table-cell>
          <table:table-cell table:style-name="Tabela9.B2" office:value-type="string">
            <text:p text:style-name="Standard">1. Já existem entidades cadastradas no sistema;</text:p>
            <text:p text:style-name="Standard">2. O secretário já sabe qual entidade vai buscar e algumas dados sobre ela;</text:p>
            <text:p text:style-name="Standard">3. O secretário está com o sistema iniciado na tela principal.</text:p>
          </table:table-cell>
        </table:table-row>
        <table:table-row>
          <table:table-cell table:style-name="Tabela9.A2" office:value-type="string">
            <text:p text:style-name="Standard">Trigger</text:p>
          </table:table-cell>
          <table:table-cell table:style-name="Tabela9.B2" office:value-type="string">
            <text:p text:style-name="P5">O Secretário necessecita dos dados de um entidade; Atualização de entidade;</text:p>
          </table:table-cell>
        </table:table-row>
        <table:table-row table:style-name="Tabela9.8">
          <table:table-cell table:style-name="Tabela9.A2" office:value-type="string">
            <text:p text:style-name="Standard">Fluxo de Eventos</text:p>
          </table:table-cell>
          <table:table-cell table:style-name="Tabela9.B2" office:value-type="string">
            <text:p text:style-name="Standard">1. O Secretário seleciona a opção “Pesquisar Entidades” no sistema;</text:p>
            <text:p text:style-name="Standard">2. O Sistema exibe a tela de busca de entidades;</text:p>
            <text:p text:style-name="Standard">3. O Secretário fornece ao sistema os dados que ele já sabe sobre a entidade;</text:p>
            <text:p text:style-name="Standard">4. O Secretário seleciona a opção “Buscar”;</text:p>
            <text:p text:style-name="Standard">5. De acordo com os dados fornecidos pelo Secretário, o sistema retorna uma lista de possíveis entidadees que o Secretário estava procurando.</text:p>
          </table:table-cell>
        </table:table-row>
        <table:table-row>
          <table:table-cell table:style-name="Tabela9.A2" office:value-type="string">
            <text:p text:style-name="Standard">Fluxo Alternativo</text:p>
          </table:table-cell>
          <table:table-cell table:style-name="Tabela9.B9" office:value-type="string">
            <text:p text:style-name="P10">4.a O Sistema não encontrou nenhuma Entidade com os dados informados</text:p>
            <text:p text:style-name="P11">4.a.1 O Sistema informa que nenhuma Entidade foi encontrada com os dados fornecidos;</text:p>
            <text:p text:style-name="P11">4.a.2 Retorna para o passo 2.</text:p>
          </table:table-cell>
        </table:table-row>
        <table:table-row>
          <table:table-cell table:style-name="Tabela9.A2" office:value-type="string">
            <text:p text:style-name="Standard">Pós-condições</text:p>
          </table:table-cell>
          <table:table-cell table:style-name="Tabela9.B10" office:value-type="string">
            <text:p text:style-name="Standard"/>
          </table:table-cell>
        </table:table-row>
        <table:table-row>
          <table:table-cell table:style-name="Tabela9.A2" office:value-type="string">
            <text:p text:style-name="Standard">Requisitos não-funcionais relacionados</text:p>
          </table:table-cell>
          <table:table-cell table:style-name="Tabela9.B10" office:value-type="string">
            <text:p text:style-name="P9">E1-1. Performance</text:p>
            <text:p text:style-name="P9"/>
          </table:table-cell>
        </table:table-row>
      </table:table>
      <text:p text:style-name="P26"/>
      <text:p text:style-name="P29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Standard">Caso de Uso</text:p>
            </table:table-cell>
            <table:table-cell table:style-name="Tabela7.B1" office:value-type="string">
              <text:p text:style-name="Heading_20_1">E9 – Atualizar Entidade</text:p>
            </table:table-cell>
          </table:table-row>
        </table:table-header-rows>
        <table:table-row>
          <table:table-cell table:style-name="Tabela7.A2" office:value-type="string">
            <text:p text:style-name="Standard">Descrição</text:p>
          </table:table-cell>
          <table:table-cell table:style-name="Tabela7.B2" office:value-type="string">
            <text:p text:style-name="Standard">Atualiza os dados de uma Entidade previamente cadastrada no sistema.</text:p>
          </table:table-cell>
        </table:table-row>
        <table:table-row>
          <table:table-cell table:style-name="Tabela7.A2" office:value-type="string">
            <text:p text:style-name="Standard">Ator(es)</text:p>
          </table:table-cell>
          <table:table-cell table:style-name="Tabela7.B2" office:value-type="string">
            <text:p text:style-name="Standard">Primário: Secretário</text:p>
          </table:table-cell>
        </table:table-row>
        <table:table-row>
          <table:table-cell table:style-name="Tabela7.A2" office:value-type="string">
            <text:p text:style-name="Standard">Prioridade</text:p>
          </table:table-cell>
          <table:table-cell table:style-name="Tabela7.B2" office:value-type="string">
            <text:p text:style-name="Standard">Alta</text:p>
          </table:table-cell>
        </table:table-row>
        <table:table-row>
          <table:table-cell table:style-name="Tabela7.A2" office:value-type="string">
            <text:p text:style-name="Standard">Risco</text:p>
          </table:table-cell>
          <table:table-cell table:style-name="Tabela7.B2" office:value-type="string">
            <text:p text:style-name="Standard">Baixo</text:p>
          </table:table-cell>
        </table:table-row>
        <table:table-row>
          <table:table-cell table:style-name="Tabela7.A2" office:value-type="string">
            <text:p text:style-name="Standard">Pre-condições / Suposições</text:p>
          </table:table-cell>
          <table:table-cell table:style-name="Tabela7.B2" office:value-type="string">
            <text:p text:style-name="Standard"><text:span text:style-name="T5">1. O Secretário está com o sistema iniciado na tela principal.</text:span></text:p>
          </table:table-cell>
        </table:table-row>
        <table:table-row>
          <table:table-cell table:style-name="Tabela7.A2" office:value-type="string">
            <text:p text:style-name="Standard">Trigger</text:p>
          </table:table-cell>
          <table:table-cell table:style-name="Tabela7.B2" office:value-type="string">
            <text:p text:style-name="P5">Mudanças nos dados da Entidade são notificados ao Secretário.</text:p>
          </table:table-cell>
        </table:table-row>
        <table:table-row table:style-name="Tabela7.8">
          <table:table-cell table:style-name="Tabela7.A2" office:value-type="string">
            <text:p text:style-name="Standard">Fluxo de Eventos</text:p>
          </table:table-cell>
          <table:table-cell table:style-name="Tabela7.B2" office:value-type="string">
            <text:p text:style-name="Standard">1. O Secretário seleciona a opção “Atualizar Entidade” no sistema;</text:p>
            <text:p text:style-name="Standard">2. O Sistema exibe a tela de atualização de entidades;</text:p>
            <text:p text:style-name="Standard">3. O Secretário fornece ao sistema o número de registro da Entidade a ser atualizada;</text:p>
            <text:p text:style-name="Standard">4. O Sistema exibe os dados da Entidade a ser atualizada;</text:p>
            <text:p text:style-name="Standard">5. O Secretário fornece os novos dados da Entidade;</text:p>
            <text:p text:style-name="Standard">6. O Secretário seleciona a opção “Atualizar Dados”</text:p>
            <text:p text:style-name="Standard">7. O Sistema confirma a atualização dos dados da Entidade;</text:p>
          </table:table-cell>
        </table:table-row>
        <table:table-row>
          <table:table-cell table:style-name="Tabela7.A2" office:value-type="string">
            <text:p text:style-name="Standard">Fluxo Alternativo</text:p>
          </table:table-cell>
          <table:table-cell table:style-name="Tabela7.B9" office:value-type="string">
            <text:p text:style-name="P7">3.a. O Secretário não sabe o número de registro da Entidade</text:p>
            <text:p text:style-name="P8">3.a.1 O Secretário seleciona a opção “Procurar Entidade”</text:p>
            <text:p text:style-name="P8">3.a.2 O Sistema mostra a tela de busca de entidades;</text:p>
            <text:p text:style-name="Standard">3.a.3 O Secretário fornece ao sistema os dados que ele já sabe sobre a entidade;</text:p>
            <text:p text:style-name="Standard">3.a.4 O Secretário seleciona a opção “Buscar”;</text:p>
            <text:p text:style-name="P8">3.a.5 De acordo com os dados fornecidos pelo Secretário, o sistema retorna uma lista de possíveis entidades que o Secretário estava procurando;</text:p>
            <text:p text:style-name="P8">3.a.6 O Secretário seleciona a Entidade que está procurando.</text:p>
            <text:p text:style-name="P7">6.a Dados inválidos foram fornecidos</text:p>
            <text:p text:style-name="Standard">6.a.1 O Sistema informa que dados inválidos foram fornecidos e solicita que os mesmos sejam corrijidos;</text:p>
            <text:p text:style-name="Standard">6.a.2 Retorna para o passo 3.</text:p>
            <text:p text:style-name="P7">6.b Dados obrigatórios não foram fornecidos</text:p>
            <text:p text:style-name="Standard">6.b.1 O Sistema informa que dados obrigatórios não foram fornecidos e solicita que os mesmos sejam fornecidos;</text:p>
            <text:p text:style-name="P8">6.b.2 Retorna para o passo 3.</text:p>
          </table:table-cell>
        </table:table-row>
        <table:table-row>
          <table:table-cell table:style-name="Tabela7.A2" office:value-type="string">
            <text:p text:style-name="Standard">Pós-condições</text:p>
          </table:table-cell>
          <table:table-cell table:style-name="Tabela7.B10" office:value-type="string">
            <text:p text:style-name="Standard"/>
          </table:table-cell>
        </table:table-row>
        <table:table-row>
          <table:table-cell table:style-name="Tabela7.A2" office:value-type="string">
            <text:p text:style-name="Standard">Requisitos não-funcionais relacionados</text:p>
          </table:table-cell>
          <table:table-cell table:style-name="Tabela7.B10" office:value-type="string">
            <text:p text:style-name="P9">E1-1. Usabilidade</text:p>
            <text:p text:style-name="P9">E1-2. Integridade de Dad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line-height-at-least="0.423cm" fo:text-align="start" style:justify-single-word="false" fo:orphans="0" fo:widows="0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size-complex="12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.002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.002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>
      <style:paragraph-properties fo:margin-top="0cm" fo:margin-bottom="0cm" fo:keep-with-next="always"/>
      <style:text-properties style:font-name="Times New Roman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Heading_20_1" style:next-style-name="Text_20_body" style:class="text">
      <style:text-properties fo:font-size="12pt" style:font-size-asian="12pt"/>
    </style:style>
    <style:style style:name="Heading_20_3" style:display-name="Heading 3" style:family="paragraph" style:parent-style-name="Heading_20_1" style:next-style-name="Text_20_body" style:class="text">
      <style:text-properties fo:font-size="10pt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Heading_20_1" style:next-style-name="Text_20_body" style:class="text">
      <style:text-properties fo:font-size="10pt" style:font-size-asian="10pt"/>
    </style:style>
    <style:style style:name="Heading_20_5" style:display-name="Heading 5" style:family="paragraph" style:parent-style-name="Standard" style:next-style-name="Text_20_body" style:class="text">
      <style:paragraph-properties fo:margin-left="1.27cm" fo:margin-right="0cm" fo:margin-top="0.423cm" fo:margin-bottom="0.106cm" fo:text-indent="0.002cm" style:auto-text-indent="false"/>
      <style:text-properties fo:font-style="italic" style:font-style-asian="italic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center" style:justify-single-word="false" fo:text-indent="0cm" style:auto-text-indent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02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.002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.002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.002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.002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.002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.002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.002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.002cm" style:auto-text-indent="fals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.002cm" style:auto-text-indent="false"/>
      <style:text-properties fo:color="#000000" fo:language="en" fo:country="AU"/>
    </style:style>
    <style:style style:name="WW-Normal_20_Indent" style:display-name="WW-Normal Indent" style:family="paragraph" style:parent-style-name="Standard">
      <style:paragraph-properties fo:margin-left="1.588cm" fo:margin-right="0cm" fo:text-indent="-1.588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WW-Document_20_Map" style:display-name="WW-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.002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.002cm" style:auto-text-indent="false"/>
    </style:style>
    <style:style style:name="WW-Body_20_Text_20_2" style:display-name="WW-Body Text 2" style:family="paragraph" style:parent-style-name="Standard">
      <style:text-properties fo:color="#0000ff" fo:font-style="italic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.002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.002cm" style:auto-text-indent="false"/>
      <style:text-properties fo:color="#0000ff" fo:font-style="italic" style:font-style-asian="italic"/>
    </style:style>
    <style:style style:name="SubTitle" style:family="paragraph" style:parent-style-name="Title">
      <style:paragraph-properties fo:orphans="2" fo:widows="2"/>
      <style:text-properties style:font-name="Times New Roman" fo:font-size="12pt" style:font-size-asian="12pt"/>
    </style:style>
    <style:style style:name="RevisionHist" style:family="paragraph" style:parent-style-name="Standard">
      <style:paragraph-properties fo:line-height="100%" fo:orphans="2" fo:widows="2"/>
    </style:style>
    <style:style style:name="WW-Date" style:family="paragraph" style:parent-style-name="Standard">
      <style:paragraph-properties fo:line-height="100%" fo:orphans="2" fo:widows="2"/>
    </style:style>
    <style:style style:name="Hierarchy" style:family="paragraph" style:parent-style-name="Standard">
      <style:paragraph-properties fo:margin-left="0cm" fo:margin-right="-6.096cm" fo:margin-top="0cm" fo:margin-bottom="0.212cm" fo:line-height="100%" fo:orphans="2" fo:widows="2" fo:text-indent="0cm" style:auto-text-indent="false">
        <style:tab-stops>
          <style:tab-stop style:position="1.27cm"/>
          <style:tab-stop style:position="2.54cm"/>
          <style:tab-stop style:position="3.81cm"/>
          <style:tab-stop style:position="6.35cm"/>
          <style:tab-stop style:position="8.89cm"/>
        </style:tab-stops>
      </style:paragraph-properties>
      <style:text-properties style:font-name="Tms Rmn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Times New Roman" style:font-size-asian="10pt"/>
    </style:style>
    <style:style style:name="WW-Comment_20_Text" style:display-name="WW-Comment Text" style:family="paragraph" style:parent-style-name="Standard">
      <style:paragraph-properties fo:line-height="100%" fo:orphans="2" fo:widows="2"/>
    </style:style>
    <style:style style:name="WW-Plain_20_Text" style:display-name="WW-Plain Text" style:family="paragraph" style:parent-style-name="Standard">
      <style:paragraph-properties fo:line-height="100%" fo:orphans="2" fo:widows="2"/>
      <style:text-properties style:font-name="Courier New"/>
    </style:style>
    <style:style style:name="Project" style:family="paragraph" style:parent-style-name="Standard">
      <style:paragraph-properties fo:line-height="100%" fo:text-align="end" style:justify-single-word="false" fo:orphans="2" fo:widows="2"/>
      <style:text-properties style:font-name="Arial" fo:font-size="18pt" fo:font-weight="bold" style:font-size-asian="18pt" style:font-weight-asian="bold"/>
    </style:style>
    <style:style style:name="CompanyName" style:family="paragraph" style:parent-style-name="Standard">
      <style:paragraph-properties fo:line-height="100%" fo:text-align="end" style:justify-single-word="false" fo:orphans="2" fo:widows="2"/>
      <style:text-properties style:font-name="Arial" fo:font-size="18pt" fo:font-weight="bold" style:font-size-asian="18pt" style:font-weight-asian="bold"/>
    </style:style>
    <style:style style:name="TemplateText" style:family="paragraph" style:parent-style-name="Standard" style:next-style-name="Text_20_body">
      <style:paragraph-properties fo:margin-left="1.27cm" fo:margin-right="0cm" fo:margin-top="0cm" fo:margin-bottom="0.212cm" fo:text-indent="0.002cm" style:auto-text-indent="false"/>
      <style:text-properties fo:color="#ff8080" fo:font-style="italic" style:font-style-asian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WW-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WW-Default_20_Paragraph_20_Font" style:display-name="WW-Default Paragraph Font" style:family="text"/>
    <style:style style:name="WW-Comment_20_Reference" style:display-name="WW-Comment Reference" style:family="text" style:parent-style-name="WW-Default_20_Paragraph_20_Font">
      <style:text-properties fo:font-size="8pt" style:font-size-asian="8pt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5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1z0" style:family="text">
      <style:text-properties style:font-name="Symbol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style:font-name="Symbol"/>
    </style:style>
    <style:style style:name="WW8Num46z0" style:family="text">
      <style:text-properties style:font-name="Symbol"/>
    </style:style>
    <style:style style:name="WW8NumSt6z0" style:family="text">
      <style:text-properties style:font-name="Symbol"/>
    </style:style>
    <style:style style:name="WW8NumSt19z0" style:family="text">
      <style:text-properties style:font-name="Symbol"/>
    </style:style>
    <style:style style:name="WW8NumSt22z0" style:family="text">
      <style:text-properties style:font-name="Symbol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StyleNum">
      <text:list-level-style-number text:level="1" style:num-prefix="?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suf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>
      <text:list-level-style-bullet text:level="1" text:style-name="WW8Num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>
      <text:list-level-style-bullet text:level="1" text:style-name="WW8Num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bullet text:level="1" text:style-name="WW8Num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>
      <text:list-level-style-bullet text:level="1" text:style-name="WW8Num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6.457cm" style:type="right"/>
        </style:tab-stops>
      </style:paragraph-properties>
    </style:style>
    <style:style style:name="MP2" style:family="paragraph" style:parent-style-name="Standard">
      <style:paragraph-properties fo:text-align="start" style:justify-single-word="false">
        <style:tab-stops>
          <style:tab-stop style:position="16.508cm" style:type="right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16.508cm" style:type="right"/>
        </style:tab-stops>
      </style:paragraph-properties>
    </style:style>
    <style:style style:name="MP4" style:family="paragraph" style:parent-style-name="Standard">
      <style:paragraph-properties fo:margin-left="0cm" fo:margin-right="-0.026cm" fo:text-indent="0cm" style:auto-text-indent="false" fo:break-before="page">
        <style:tab-stops>
          <style:tab-stop style:position="8.202cm" style:type="center"/>
          <style:tab-stop style:position="16.484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style:font-name="Times"/>
    </style:style>
    <style:style style:name="MT3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51cm" fo:margin-bottom="1.251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>
        <style:header-footer-properties fo:min-height="0cm" fo:margin-left="0cm" fo:margin-right="0cm" fo:margin-top="0.866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user-field-decls>
          <text:user-field-decl office:value-type="string" office:string-value="05/12/2009" text:name="DocDate"/>
          <text:user-field-decl office:value-type="string" office:string-value="1.0" text:name="DocVersion"/>
          <text:user-field-decl office:value-type="string" office:string-value="Sistema para Federação Piauiense de Judô" text:name="System"/>
        </text:user-field-decls>
        <text:p text:style-name="MP1"><text:user-field-get text:name="System">Sistema para Federação Piauiense de Judô</text:user-field-get><text:tab/>Versão: <text:s/><text:user-field-get text:name="DocVersion">1.0</text:user-field-get></text:p>
        <text:p text:style-name="MP2">Formulário de Casos de Uso<text:tab/>Data: <text:user-field-get text:name="DocDate">05/12/2009</text:user-field-get></text:p>
      </style:header>
    </style:master-page>
    <style:master-page style:name="Convert_20_2" style:display-name="Convert 2" style:page-layout-name="Mpm3">
      <style:header>
        <text:user-field-decls>
          <text:user-field-decl office:value-type="string" office:string-value="05/12/2009" text:name="DocDate"/>
          <text:user-field-decl office:value-type="string" office:string-value="1.0" text:name="DocVersion"/>
          <text:user-field-decl office:value-type="string" office:string-value="Sistema para Federação Piauiense de Judô" text:name="System"/>
        </text:user-field-decls>
        <text:p text:style-name="MP1"><text:user-field-get text:name="System">Sistema para Federação Piauiense de Judô</text:user-field-get><text:tab/>Version: <text:s/><text:user-field-get text:name="DocVersion">1.0</text:user-field-get></text:p>
        <text:p text:style-name="MP3">Use Case Form<text:tab/>Date: <text:user-field-get text:name="DocDate">05/12/2009</text:user-field-get></text:p>
      </style:header>
      <style:footer>
        <text:user-field-decls>
          <text:user-field-decl office:value-type="string" office:string-value="Federação Piauiense de Judô" text:name="Client"/>
        </text:user-field-decls>
        <text:p text:style-name="MP4">Confidencial<text:tab/><text:span text:style-name="MT1"></text:span><text:span text:style-name="MT2"><text:user-field-get text:name="Client">Federação Piauiense de Judô</text:user-field-get></text:span>, 2009<text:tab/>Página <text:span text:style-name="Page_20_Number"><text:page-number text:select-page="current"/></text:span><text:span text:style-name="Page_20_Number"> de </text:span><text:span text:style-name="Page_20_Number"><text:page-count>10</text:page-count></text:span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creation-date>2002-09-16T14:01:51</meta:creation-date>
    <dc:date>2009-12-08T02:50:51.95</dc:date>
    <dc:language>en-US</dc:language>
    <meta:editing-cycles>18</meta:editing-cycles>
    <meta:editing-duration>PT18H50M01S</meta:editing-duration>
    <meta:document-statistic meta:table-count="12" meta:image-count="0" meta:object-count="0" meta:page-count="10" meta:paragraph-count="352" meta:word-count="2199" meta:character-count="13561"/>
    <meta:user-defined meta:name="Info 1"/>
    <meta:user-defined meta:name="Info 2"/>
    <meta:user-defined meta:name="Info 3"/>
    <meta:user-defined meta:name="Info 4"/>
  </office:meta>
</office:document-meta>
</file>